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I det følgende beskriver jeg, hvordan man i praksis kan flytte sin email fra GMail til en af de europæiske udbydere.
</text:p>
      <text:p text:style-name="Text_20_body">Af de 21 på listen har jeg foreløbig afprøvet Posteo og Proton, som begge ser fornuftige ud. Der var ikke nogen speciel grund til at det lige var de to jeg prøvede, det var blot dem jeg først hørte om.
</text:p>
      <text:p text:style-name="Text_20_body">Posteo har en prøveperiode på 14 dage, hvor man får pengene tilbage hvis man ikke ønsker at fortsætte derefter. Proton har et gratis abonnement med 500MB plads.
</text:p>
      <text:h text:style-name="Heading_20_1_unnumbered" text:outline-level="1" text:is-list-header="true">
<text:bookmark-start text:name="OrgXref.org80903f7"/>
<text:bookmark text:name="org80903f7"/>Før flytningen
<text:bookmark-end text:name="OrgXref.org80903f7"/></text:h>
      <text:p text:style-name="Text_20_body">Det er en god ide at forberede sig lidt før man giver sig i kast med at flytte sine emails fra sin eksisterende postkasse hos GMail til sin nye postkasse. Det er primært et spørgsmål om plads. Man bør i almindelighed overveje følgend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Hvis nogle af dine emails hos GMail fylder mere end den nye udbyder accepterer, så vil det være en god ide at gamme indholdet af disse emails på din egen computer inden du eksporterer fra GMail.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1">

<draw:image xlink:href="Images/0001.png" xlink:type="simple" xlink:show="embed" xlink:actuate="onLoad"/>
</draw:frame>
</text:p>
      <text:p text:style-name="Text_20_body">Sørg for at få gemt indhold og vedhæftede filer fra de emails, hvis størrelse overstiger maksimumsstørrelsen hos den nye udbyder, inden du eksporterer postkassen.
</text:p>
      <text:p text:style-name="Text_20_body">TODO
</text:p>
      <text:p text:style-name="Text_20_body">overvej at lave en sikkerhedskopi (MBOX)
</text:p>
      <text:p text:style-name="Text_20_body">Q: No, my question is: How to import an MBOX file in Thunderbird. The version I have from Ubuntu "snap store" seems to be limited somehow!?
</text:p>
      <text:p text:style-name="Text_20_body">A: The ImportExportTools NG add-on is indeed a tool that can be used to import MBOX files into Thunderbird. Here are the corrected steps to import an MBOX file into Thunderbird:
</text:p>
      <text:list text:style-name="OrgNumberedList" text:continue-numbering="false">
        <text:list-item>
          <text:p text:style-name="Text_20_body"><text:span text:style-name="Bold"><text:span text:style-name="Bold">Install Thunderbird</text:span></text:span>:
</text:p>
          <text:list text:style-name="OrgBulletedList" text:continue-numbering="true">
            <text:list-item>
              <text:p text:style-name="Text_20_body">Ensure you have Mozilla Thunderbird installed on your computer. You can download it from the [official Thunderbird website](<text:a xlink:type="simple" xlink:href="https://www.thunderbird.net/">https://www.thunderbird.net/</text:a>).
</text:p>
            </text:list-item>
          </text:list>
        </text:list-item>
        <text:list-item>
          <text:p text:style-name="Text_20_body"><text:span text:style-name="Bold"><text:span text:style-name="Bold">Install the ImportExportTools NG Add-on</text:span></text:span>:
</text:p>
          <text:list text:style-name="OrgBulletedList" text:continue-numbering="true">
            <text:list-item>
              <text:p text:style-name="Text_20_body">Open Thunderbird.
</text:p>
            </text:list-item>
            <text:list-item>
              <text:p text:style-name="Text_20_body">Go to the `Tools` menu and select `Add-ons`.
</text:p>
            </text:list-item>
            <text:list-item>
              <text:p text:style-name="Text_20_body">Search for `ImportExportTools NG` and click `Add to Thunderbird`.
</text:p>
            </text:list-item>
            <text:list-item>
              <text:p text:style-name="Text_20_body">Restart Thunderbird to complete the installation.
</text:p>
            </text:list-item>
          </text:list>
        </text:list-item>
        <text:list-item>
          <text:p text:style-name="Text_20_body"><text:span text:style-name="Bold"><text:span text:style-name="Bold">Import the MBOX File</text:span></text:span>:
</text:p>
          <text:list text:style-name="OrgBulletedList" text:continue-numbering="true">
            <text:list-item>
              <text:p text:style-name="Text_20_body">Once the add-on is installed, go to the `Tools` menu again.
</text:p>
            </text:list-item>
            <text:list-item>
              <text:p text:style-name="Text_20_body">Select `ImportExportTools NG` and then `Import mbox file`.
</text:p>
            </text:list-item>
            <text:list-item>
              <text:p text:style-name="Text_20_body">Navigate to the location of your MBOX file and select it.
</text:p>
            </text:list-item>
            <text:list-item>
              <text:p text:style-name="Text_20_body">Choose the folder in Thunderbird where you want to import the emails.
</text:p>
            </text:list-item>
            <text:list-item>
              <text:p text:style-name="Text_20_body">Click `OK` to start the import process.
</text:p>
            </text:list-item>
          </text:list>
        </text:list-item>
        <text:list-item>
          <text:p text:style-name="Text_20_body"><text:span text:style-name="Bold"><text:span text:style-name="Bold">Monitor the Import Process</text:span></text:span>:
</text:p>
          <text:list text:style-name="OrgBulletedList" text:continue-numbering="true">
            <text:list-item>
              <text:p text:style-name="Text_20_body">Thunderbird will begin importing the emails from the MBOX file into the selected folder.
</text:p>
            </text:list-item>
            <text:list-item>
              <text:p text:style-name="Text_20_body">You can monitor the progress in the Thunderbird interface.
</text:p>
            </text:list-item>
          </text:list>
        </text:list-item>
      </text:list>
      <text:p text:style-name="Text_20_body">By following these steps, you should be able to import an MBOX file into Thunderbird successfully. If you encounter any issues, please ensure that the ImportExportTools NG add-on is properly installed and that you have the correct version of Thunderbird.
</text:p>
      <text:p text:style-name="Text_20_body">even after instaling the ImportExport NG addon to Thunderbird, the Tools menu does not contain any item for that. Same Import item as before, it won't alllow for importing MBOX files.
</text:p>
      <text:p text:style-name="Text_20_body">If the ImportExportTools NG addon is not showing up in the Tools menu of Thunderbird, there are a few steps you can take to troubleshoot the issue:
</text:p>
      <text:list text:style-name="OrgNumberedList" text:continue-numbering="false">
        <text:list-item>
          <text:p text:style-name="Text_20_body"><text:span text:style-name="Bold"><text:span text:style-name="Bold">Check Add-on Installation</text:span></text:span>: Ensure that the add-on is properly installed and enabled. You can do this by going to `Tools` &gt; `Add-ons and Themes` and verifying that ImportExportTools NG is listed and activated.
</text:p>
        </text:list-item>
        <text:list-item>
          <text:p text:style-name="Text_20_body"><text:span text:style-name="Bold"><text:span text:style-name="Bold">Restart Thunderbird</text:span></text:span>: Sometimes, a simple restart of Thunderbird can resolve issues with add-ons not appearing correctly.
</text:p>
        </text:list-item>
        <text:list-item>
          <text:p text:style-name="Text_20_body"><text:span text:style-name="Bold"><text:span text:style-name="Bold">Menu Bar Visibility</text:span></text:span>: Make sure the menu bar is visible. Depending on your version of Thunderbird, you might need to enable the menu bar under the `View` or `Customize` options .
</text:p>
        </text:list-item>
        <text:list-item>
          <text:p text:style-name="Text_20_body"><text:span text:style-name="Bold"><text:span text:style-name="Bold">Compatibility Issues</text:span></text:span>: Ensure that the version of ImportExportTools NG you have installed is compatible with your version of Thunderbird. Compatibility issues can sometimes cause the add-on to not function correctly .
</text:p>
        </text:list-item>
        <text:list-item>
          <text:p text:style-name="Text_20_body"><text:span text:style-name="Bold"><text:span text:style-name="Bold">Alternative Access</text:span></text:span>: If the add-on is installed but not appearing in the Tools menu, you can try accessing its features by right-clicking on a folder or message and looking for the ImportExportTools NG options in the context menu .
</text:p>
        </text:list-item>
        <text:list-item>
          <text:p text:style-name="Text_20_body"><text:span text:style-name="Bold"><text:span text:style-name="Bold">Reinstall the Add-on</text:span></text:span>: If none of the above steps work, try uninstalling and then reinstalling the add-on. You can download the latest version from the [Thunderbird Add-ons website](<text:a xlink:type="simple" xlink:href="https://addons.thunderbird.net/en-US/thunderbird/addon/importexporttools-ng/">https://addons.thunderbird.net/en-US/thunderbird/addon/importexporttools-ng/</text:a>) .
</text:p>
        </text:list-item>
        <text:list-item>
          <text:p text:style-name="Text_20_body"><text:span text:style-name="Bold"><text:span text:style-name="Bold">Check for Errors</text:span></text:span>: Look for any error messages or notifications that might indicate why the add-on is not functioning as expected.
</text:p>
        </text:list-item>
      </text:list>
      <text:p text:style-name="Text_20_body">If you continue to experience issues, you might want to check the [GitHub issues page](<text:a xlink:type="simple" xlink:href="https://github.com/thunderbird/import-export-tools-ng/issues">https://github.com/thunderbird/import-export-tools-ng/issues</text:a>) for the add-on to see if others are experiencing similar problems or to report your issue .
</text:p>
      <text:p text:style-name="Text_20_body"><text:a xlink:type="simple" xlink:href="https://github.com/thunderbird/import-export-tools-ng">https://github.com/thunderbird/import-export-tools-ng</text:a>
</text:p>
      <text:p text:style-name="Text_20_body"><text:a xlink:type="simple" xlink:href="https://www.adviksoft.com/blog/thunderbird-importexporttools-ng-not-working/">https://www.adviksoft.com/blog/thunderbird-importexporttools-ng-not-working/</text:a>
</text:p>
      <text:p text:style-name="Text_20_body"><text:a xlink:type="simple" xlink:href="https://support.mozilla.org/en-US/questions/1320957">https://support.mozilla.org/en-US/questions/1320957</text:a>
</text:p>
      <text:p text:style-name="Text_20_body"><text:a xlink:type="simple" xlink:href="https://addons.thunderbird.net/en-US/thunderbird/addon/importexporttools-ng/">https://addons.thunderbird.net/en-US/thunderbird/addon/importexporttools-ng/</text:a>
</text:p>
      <text:p text:style-name="Text_20_body"><text:a xlink:type="simple" xlink:href="https://github.com/thunderbird/import-export-tools-ng/issues/267">https://github.com/thunderbird/import-export-tools-ng/issues/267</text:a>
</text:p>
      <text:p text:style-name="Text_20_body">any other tools that can read MBOX files than Thunderbird
</text:p>
      <text:p text:style-name="Text_20_body">If you're looking for alternatives to Thunderbird for reading MBOX files, there are several tools available that can help you view and manage these files without needing an email client:
</text:p>
      <text:list text:style-name="OrgNumberedList" text:continue-numbering="false">
        <text:list-item>
          <text:p text:style-name="Text_20_body"><text:span text:style-name="Bold"><text:span text:style-name="Bold">SysTools MBOX Viewer</text:span></text:span>: This tool allows you to view and read MBOX files in various modes, such as Hex View, RTF View, and Attachments View, without installing an email client. It supports different email clients and provides advanced search options .
</text:p>
        </text:list-item>
        <text:list-item>
          <text:p text:style-name="Text_20_body"><text:span text:style-name="Bold"><text:span text:style-name="Bold">MBox Viewer</text:span></text:span>: A simple tool for viewing MBOX files, particularly useful for searching and reviewing large MBOX files like those from Gmail takeouts. It's available on GitHub and continues to be developed .
</text:p>
        </text:list-item>
        <text:list-item>
          <text:p text:style-name="Text_20_body"><text:span text:style-name="Bold"><text:span text:style-name="Bold">BitRecover MBOX Viewer</text:span></text:span>: This free tool allows you to view MBOX files on both Windows and Mac. It supports viewing emails with attachments and offers a PDF saving option, making it useful for forensic investigations .
</text:p>
        </text:list-item>
        <text:list-item>
          <text:p text:style-name="Text_20_body"><text:span text:style-name="Bold"><text:span text:style-name="Bold">Kernel MBOX Viewer</text:span></text:span>: Recognized as one of the best free MBOX viewer tools, it supports various MBOX file formats and allows easy access to mailbox data without file size restrictions .
</text:p>
        </text:list-item>
        <text:list-item>
          <text:p text:style-name="Text_20_body"><text:span text:style-name="Bold"><text:span text:style-name="Bold">Online MBOX Viewer Tools</text:span></text:span>: There are online tools available that let you upload and view MBOX files directly in your browser. These tools often have simple interfaces and support viewing emails and attachments .
</text:p>
        </text:list-item>
        <text:list-item>
          <text:p text:style-name="Text_20_body"><text:span text:style-name="Bold"><text:span text:style-name="Bold">4n6 MBOX Viewer</text:span></text:span>: A portable tool that doesn't require installation, making it convenient for use on any machine. It allows you to view emails and attachments from MBOX files .
</text:p>
        </text:list-item>
      </text:list>
      <text:p text:style-name="Text_20_body">These tools provide various features and capabilities, so you can choose one based on your specific needs, such as ease of use, advanced search options, or compatibility with different operating systems.
</text:p>
      <text:p text:style-name="Text_20_body">which of the above are FOSS ?
</text:p>
      <text:p text:style-name="Text_20_body">Among the tools mentioned, the following are Free and Open Source Software (FOSS) for viewing MBOX files:
</text:p>
      <text:list text:style-name="OrgNumberedList" text:continue-numbering="false">
        <text:list-item>
          <text:p text:style-name="Text_20_body"><text:span text:style-name="Bold"><text:span text:style-name="Bold">MBox Viewer</text:span></text:span>: This tool is available on GitHub and allows users to view MBOX files. It is a free and open-source application that continues to be developed and improved .
</text:p>
        </text:list-item>
      </text:list>
      <text:p text:style-name="Text_20_body">These tools provide users with the ability to view and manage MBOX files without the need for an email client, and they are freely available for use and modification.
</text:p>
      <text:p text:style-name="Text_20_body"><text:a xlink:type="simple" xlink:href="https://sourceforge.net/projects/mbox-viewer/">https://sourceforge.net/projects/mbox-viewer/</text:a>
<text:a xlink:type="simple" xlink:href="https://github.com/eneam/mboxviewer">https://github.com/eneam/mboxviewer</text:a>
</text:p>
      <text:p text:style-name="Text_20_body">but MBox Viewer runs only on Windows?
</text:p>
      <text:p text:style-name="Text_20_body">The MBox Viewer tool, which is available on GitHub, is primarily designed for Windows. However, there are binaries available for both Windows and Linux, indicating that it can be used on multiple platforms . This makes it a cross-platform solution for viewing MBOX files.
</text:p>
      <text:p text:style-name="Text_20_body">Additionally, there are online MBOX viewers that can be accessed via a web browser, making them compatible with various operating systems, including Windows, Mac, Linux, and mobile devices . These online tools provide a convenient way to view MBOX files without the need for platform-specific software installations.
</text:p>
      <text:p text:style-name="Text_20_body"><text:a xlink:type="simple" xlink:href="https://www.mbox-viewer.com/">https://www.mbox-viewer.com/</text:a>
</text:p>
      <text:p text:style-name="Text_20_body">TODO:
</text:p>
      <text:p text:style-name="Text_20_body">TRY THIS:
<text:a xlink:type="simple" xlink:href="https://www.howtogeek.com/709718/how-to-open-an-mbox-file-in-mozilla-thunderbird/">https://www.howtogeek.com/709718/how-to-open-an-mbox-file-in-mozilla-thunderbird/</text:a>
</text:p>
      <text:p text:style-name="Text_20_body">TODO
</text:p>
      <text:p text:style-name="Text_20_body">Her kan man se forbrug delt op på email, fotos og andet:
</text:p>
      <text:p text:style-name="Text_20_body"><text:a xlink:type="simple" xlink:href="https://one.google.com/storage/management">https://one.google.com/storage/management</text:a>
</text:p>
      <text:h text:style-name="Heading_20_1_unnumbered" text:outline-level="1" text:is-list-header="true">
<text:bookmark-start text:name="OrgXref.orgab0cf43"/>
<text:bookmark text:name="orgab0cf43"/>Fra GMail til Proton
<text:bookmark-end text:name="OrgXref.orgab0cf43"/></text:h>
      <text:p text:style-name="Text_20_body">what do you recommend as the easiest way to migrate from GMail to Proton?
</text:p>
      <text:p text:style-name="Text_20_body">To migrate from GMail to Proton Mail, you can use the <text:span text:style-name="Bold"><text:span text:style-name="Bold">Easy Switch</text:span></text:span> tool provided by Proton Mail. Here are the steps to follow:
</text:p>
      <text:list text:style-name="OrgNumberedList" text:continue-numbering="false">
        <text:list-item>
          <text:p text:style-name="Text_20_body"><text:span text:style-name="Bold"><text:span text:style-name="Bold">Use the Easy Switch Tool</text:span></text:span>:
</text:p>
          <text:list text:style-name="OrgBulletedList" text:continue-numbering="true">
            <text:list-item>
              <text:p text:style-name="Text_20_body">Log in to your Proton Mail account.
</text:p>
            </text:list-item>
            <text:list-item>
              <text:p text:style-name="Text_20_body">Go to Settings → All settings → Account → Import via Easy Switch → Start new import.
</text:p>
            </text:list-item>
            <text:list-item>
              <text:p text:style-name="Text_20_body">Select GMail as the service to import from.
</text:p>
            </text:list-item>
            <text:list-item>
              <text:p text:style-name="Text_20_body">Follow the prompts to authorize access to your GMail account and start the import process. This will transfer your emails, contacts, and calendars from GMail to Proton Mail .
</text:p>
            </text:list-item>
          </text:list>
        </text:list-item>
        <text:list-item>
          <text:p text:style-name="Text_20_body"><text:span text:style-name="Bold"><text:span text:style-name="Bold">Set Up Email Forwarding</text:span></text:span>:
</text:p>
          <text:list text:style-name="OrgBulletedList" text:continue-numbering="true">
            <text:list-item>
              <text:p text:style-name="Text_20_body">Before starting the migration, set up email forwarding from your GMail account to your Proton Mail account to ensure you don't miss any new emails during the transition.
</text:p>
            </text:list-item>
            <text:list-item>
              <text:p text:style-name="Text_20_body">In GMail, go to Settings → Forwarding and POP/IMAP → Add a forwarding address, and enter your Proton Mail address. Follow the verification steps to complete the setup .
</text:p>
            </text:list-item>
          </text:list>
        </text:list-item>
        <text:list-item>
          <text:p text:style-name="Text_20_body"><text:span text:style-name="Bold"><text:span text:style-name="Bold">Use the Import-Export App</text:span></text:span>:
</text:p>
          <text:list text:style-name="OrgBulletedList" text:continue-numbering="true">
            <text:list-item>
              <text:p text:style-name="Text_20_body">Proton Mail also offers an Import-Export app that allows you to import emails from your GMail account or from local files.
</text:p>
            </text:list-item>
            <text:list-item>
              <text:p text:style-name="Text_20_body">Download and install the Import-Export app.
</text:p>
            </text:list-item>
            <text:list-item>
              <text:p text:style-name="Text_20_body">Log in with your Proton Mail credentials and follow the prompts to import your emails and contacts from GMail .
</text:p>
            </text:list-item>
          </text:list>
        </text:list-item>
      </text:list>
      <text:p text:style-name="Text_20_body">By following these steps, you can efficiently migrate your data from GMail to Proton Mail while ensuring a smooth transition.
</text:p>
      <text:p text:style-name="Text_20_body"><text:a xlink:type="simple" xlink:href="https://proton.me/support/switch-from-gmail-to-proton">https://proton.me/support/switch-from-gmail-to-proton</text:a>
</text:p>
      <text:p text:style-name="Text_20_body"><text:a xlink:type="simple" xlink:href="https://proton.me/easyswitch">https://proton.me/easyswitch</text:a>
</text:p>
      <text:p text:style-name="Text_20_body"><text:a xlink:type="simple" xlink:href="https://proton.me/support/easy-switch">https://proton.me/support/easy-switch</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2T17:48:04</dc:date>
    <meta:creation-date>2025-04-02T17:48:04</meta:creation-date>
    <meta:generator>Emacs 29.3 (Org mode 9.6.15)</meta:generator>
    <meta:keyword/>
    <dc:subject/>
    <dc:title>Farvel til GMail</dc:title>
  </office:meta>
</office:document-meta>
</file>